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/>
    <style:font-face style:name="Bitstream Vera Sans1" svg:font-family="'Bitstream Vera Sans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3e08e" officeooo:paragraph-rsid="0023e08e" style:font-weight-asian="normal" style:font-weight-complex="normal"/>
    </style:style>
    <style:style style:name="P2" style:family="paragraph" style:parent-style-name="Standard">
      <style:text-properties style:font-name="Palatino Linotype" fo:font-size="10pt" fo:language="la" fo:country="VA" fo:font-weight="normal" officeooo:rsid="0023e08e" officeooo:paragraph-rsid="0023e08e" style:font-weight-asian="normal" style:font-weight-complex="normal"/>
    </style:style>
    <style:style style:name="P3" style:family="paragraph" style:parent-style-name="Standard">
      <style:text-properties style:font-name="DejaVu Sans" fo:font-size="10pt" fo:language="la" fo:country="VA" fo:font-weight="normal" officeooo:rsid="0023e08e" officeooo:paragraph-rsid="0023e08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pt" fo:language="la" fo:country="VA" fo:font-weight="normal" officeooo:rsid="001f5ab6" officeooo:paragraph-rsid="001f5ab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pt" fo:language="la" fo:country="VA" fo:font-weight="normal" officeooo:rsid="001f5ab6" officeooo:paragraph-rsid="0039fb1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0pt" fo:font-weight="bold" officeooo:rsid="001f5ab6" officeooo:paragraph-rsid="001f5ab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0pt" fo:font-weight="bold" officeooo:rsid="001f5ab6" officeooo:paragraph-rsid="0039fb1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" fo:font-size="10pt" fo:font-weight="normal" officeooo:rsid="001f5ab6" officeooo:paragraph-rsid="001f5ab6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DejaVu Sans" fo:font-size="10pt" fo:font-weight="normal" officeooo:rsid="0023e08e" officeooo:paragraph-rsid="0023e08e" style:font-size-asian="10pt" style:font-weight-asian="normal" style:font-size-complex="10pt" style:font-weight-complex="normal"/>
    </style:style>
    <style:style style:name="P10" style:family="paragraph" style:parent-style-name="Text_20_body">
      <loext:graphic-properties draw:fill="none"/>
      <style:paragraph-properties fo:margin-left="7.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fo:font-size="10pt" fo:language="la" fo:country="VA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loext:graphic-properties draw:fill="none"/>
      <style:paragraph-properties fo:margin-left="7.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fo:font-size="10pt" fo:language="la" fo:country="VA" fo:font-weight="normal" officeooo:paragraph-rsid="0039fb11" style:font-size-asian="10pt" style:font-weight-asian="normal" style:font-size-complex="10pt" style:font-weight-complex="normal"/>
    </style:style>
    <style:style style:name="P12" style:family="paragraph" style:parent-style-name="Text_20_body">
      <loext:graphic-properties draw:fill="none"/>
      <style:paragraph-properties fo:margin-left="7.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fo:font-size="10pt" fo:language="la" fo:country="VA" fo:font-weight="normal" officeooo:rsid="001f5ab6" officeooo:paragraph-rsid="001f5ab6" style:font-size-asian="10pt" style:font-weight-asian="normal" style:font-size-complex="10pt" style:font-weight-complex="normal"/>
    </style:style>
    <style:style style:name="P13" style:family="paragraph" style:parent-style-name="Text_20_body">
      <loext:graphic-properties draw:fill="none"/>
      <style:paragraph-properties fo:margin-left="7.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fo:font-size="10pt" fo:language="la" fo:country="VA" fo:font-weight="normal" officeooo:rsid="001f5ab6" officeooo:paragraph-rsid="0039fb11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7.1cm" fo:margin-right="0cm" fo:text-align="start" style:justify-single-word="false" fo:text-indent="0cm" style:auto-text-indent="false" fo:background-color="transparent">
        <style:tab-stops/>
      </style:paragraph-properties>
      <style:text-properties style:font-name="Palatino Linotype" fo:font-size="10pt" fo:language="la" fo:country="VA" fo:font-weight="normal" officeooo:rsid="0023e08e" officeooo:paragraph-rsid="0034f0fd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7.1cm" fo:margin-right="0cm" fo:text-align="start" style:justify-single-word="false" fo:text-indent="0cm" style:auto-text-indent="false" fo:background-color="transparent">
        <style:tab-stops/>
      </style:paragraph-properties>
      <style:text-properties style:font-name="Palatino Linotype" fo:font-size="10pt" fo:language="la" fo:country="VA" fo:font-weight="normal" officeooo:rsid="0023e08e" officeooo:paragraph-rsid="0039fb11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7.1cm" fo:margin-right="0cm" fo:text-align="start" style:justify-single-word="false" fo:text-indent="0cm" style:auto-text-indent="false" fo:background-color="transparent">
        <style:tab-stops/>
      </style:paragraph-properties>
      <style:text-properties style:font-name="Palatino Linotype" fo:font-size="10pt" fo:font-weight="normal" officeooo:rsid="0023e08e" officeooo:paragraph-rsid="0039fb1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DejaVu Sans" fo:font-size="10pt" fo:font-weight="normal" officeooo:rsid="001f5ab6" officeooo:paragraph-rsid="001f5ab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DejaVu Sans" fo:font-size="10pt" fo:font-weight="normal" officeooo:rsid="001f5ab6" officeooo:paragraph-rsid="0039fb11" style:font-size-asian="10pt" style:font-weight-asian="normal" style:font-size-complex="10pt" style:font-weight-complex="normal"/>
    </style:style>
    <style:style style:name="T1" style:family="text">
      <style:text-properties style:font-name="DejaVu Sans"/>
    </style:style>
    <style:style style:name="T2" style:family="text">
      <style:text-properties style:font-name="DejaVu Sans" fo:font-style="italic" fo:font-weight="bold" style:font-size-asian="10pt" style:font-size-complex="10pt"/>
    </style:style>
    <style:style style:name="T3" style:family="text">
      <style:text-properties style:font-name="DejaVu Sans" fo:font-style="italic" style:font-size-asian="10pt" style:font-size-complex="10pt"/>
    </style:style>
    <style:style style:name="T4" style:family="text">
      <style:text-properties style:font-name="DejaVu Sans" fo:font-size="10pt" style:font-size-asian="10pt" style:font-size-complex="10pt"/>
    </style:style>
    <style:style style:name="T5" style:family="text">
      <style:text-properties style:font-name="DejaVu Sans" style:font-size-asian="10pt" style:font-size-complex="10pt"/>
    </style:style>
    <style:style style:name="T6" style:family="text">
      <style:text-properties style:font-name="DejaVu Sans" officeooo:rsid="0034f0fd"/>
    </style:style>
    <style:style style:name="T7" style:family="text">
      <style:text-properties style:font-name="DejaVu Sans" fo:language="la" fo:country="VA"/>
    </style:style>
    <style:style style:name="T8" style:family="text">
      <style:text-properties style:font-name="DejaVu Sans" fo:language="la" fo:country="VA" officeooo:rsid="0034f0fd"/>
    </style:style>
    <style:style style:name="T9" style:family="text">
      <style:text-properties style:text-position="super 58%" style:font-name="DejaVu Sans" officeooo:rsid="0034f0fd" style:font-weight-asian="normal"/>
    </style:style>
    <style:style style:name="T10" style:family="text">
      <style:text-properties style:text-position="super 58%" style:font-name="DejaVu Sans" fo:language="la" fo:country="VA" officeooo:rsid="0034f0fd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</text:p>
      <text:p text:style-name="P6"/>
      <text:p text:style-name="P6">DE NOMINIBVS HERBARVM</text:p>
      <text:p text:style-name="P4"/>
      <text:p text:style-name="P12">Dicimus urticam, quam Graecus acalyphe dicit,</text:p>
      <text:p text:style-name="P10">fervida non modice vis illi dicitur esse,</text:p>
      <text:p text:style-name="P10">unde nec immerito nomen sumpsisse videtur,</text:p>
      <text:p text:style-name="P10">tacta quod exurat digitos urtica tenentis.</text:p>
      <text:p text:style-name="P14"><text:span text:style-name="T1"><text:tab/><text:tab/><text:tab/><text:tab/>Odo von Meung </text:span><text:span text:style-name="T6">(XI</text:span><text:span text:style-name="T9">e</text:span><text:span text:style-name="T6">)</text:span></text:p>
      <text:p text:style-name="P17"/>
      <text:p text:style-name="P8"/>
      <text:p text:style-name="P7">I</text:p>
      <text:p text:style-name="P7"/>
      <text:p text:style-name="P7">DE NOMINIBVS HERBARVM</text:p>
      <text:p text:style-name="P5"/>
      <text:p text:style-name="P13">Dicimus urticam, quam Graecus acalyphe dicit,</text:p>
      <text:p text:style-name="P11">fervida non modice vis illi dicitur esse,</text:p>
      <text:p text:style-name="P11">unde nec immerito nomen sumpsisse videtur,</text:p>
      <text:p text:style-name="P11">tacta quod exurat digitos urtica tenentis.</text:p>
      <text:p text:style-name="P15"><text:span text:style-name="T1"><text:tab/><text:tab/><text:tab/><text:tab/>Odo von Meung </text:span><text:span text:style-name="T6">(XI</text:span><text:span text:style-name="T9">e</text:span><text:span text:style-name="T6">)</text:span></text:p>
      <text:p text:style-name="P18"/>
      <text:p text:style-name="P8"/>
      <text:p text:style-name="P7">I</text:p>
      <text:p text:style-name="P7"/>
      <text:p text:style-name="P7">DE NOMINIBVS HERBARVM</text:p>
      <text:p text:style-name="P5"/>
      <text:p text:style-name="P13">Dicimus urticam, quam Graecus acalyphe dicit,</text:p>
      <text:p text:style-name="P11">fervida non modice vis illi dicitur esse,</text:p>
      <text:p text:style-name="P11">unde nec immerito nomen sumpsisse videtur,</text:p>
      <text:p text:style-name="P11">tacta quod exurat digitos urtica tenentis.</text:p>
      <text:p text:style-name="P15"><text:span text:style-name="T1"><text:tab/><text:tab/><text:tab/><text:tab/>Odo von Meung </text:span><text:span text:style-name="T6">(XI</text:span><text:span text:style-name="T9">e</text:span><text:span text:style-name="T6">)</text:span></text:p>
      <text:p text:style-name="P18"/>
      <text:p text:style-name="P8"/>
      <text:p text:style-name="P7">I</text:p>
      <text:p text:style-name="P7"/>
      <text:p text:style-name="P7">DE NOMINIBVS HERBARVM</text:p>
      <text:p text:style-name="P5"/>
      <text:p text:style-name="P13">Dicimus urticam, quam Graecus acalyphe dicit,</text:p>
      <text:p text:style-name="P11">fervida non modice vis illi dicitur esse,</text:p>
      <text:p text:style-name="P11">unde nec immerito nomen sumpsisse videtur,</text:p>
      <text:p text:style-name="P11">tacta quod exurat digitos urtica tenentis.</text:p>
      <text:p text:style-name="P16"><text:span text:style-name="T7"><text:tab/><text:tab/><text:tab/><text:tab/>Odo von Meung </text:span><text:span text:style-name="T8">(XI</text:span><text:span text:style-name="T10">e</text:span><text:span text:style-name="T8">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"><text:a xlink:type="simple" xlink:href="http://remacle.org/bloodwolf/erudits/floridus/plantes.htm" text:style-name="Internet_20_link" text:visited-style-name="Visited_20_Internet_20_Link"><text:span text:style-name="T4">http://remacle.org/bloodwolf/erudits/floridus/plantes.htm</text:span></text:a></text:p>
      <text:p text:style-name="P9"/>
      <text:p text:style-name="P3">L'ortie, que les Grecs appellent ἀκαλήϕη doit son nom latin à l'âcreté de sa substance, qui brûle tes doigts de ceux qui ont l'imprudence de toucher à cette herbe.</text:p>
      <text:p text:style-name="P3"/>
      <text:p text:style-name="P2"><text:span text:style-name="T2">Macer floridus</text:span><text:span text:style-name="T5">, auch </text:span><text:span text:style-name="T3">De viribus herbarum</text:span><text:span text:style-name="T5"> ist ein von </text:span><text:a xlink:type="simple" xlink:href="https://de.wikipedia.org/w/index.php?title=Odo_Magdunensis&amp;action=edit&amp;redlink=1" text:style-name="Internet_20_link" text:visited-style-name="Visited_20_Internet_20_Link"><text:span text:style-name="T5">Odo Magdunensis</text:span></text:a><text:span text:style-name="T5"> (= Odo von Meung)</text:span><text:bookmark text:name="cite_ref-1"/><text:a xlink:type="simple" xlink:href="https://de.wikipedia.org/wiki/Macer_floridus#cite_note-1" text:style-name="Internet_20_link" text:visited-style-name="Visited_20_Internet_20_Link"><text:span text:style-name="T5">[1]</text:span></text:a><text:span text:style-name="T5"> verfasstes </text:span><text:a xlink:type="simple" xlink:href="https://de.wikipedia.org/wiki/Lehrgedicht" text:style-name="Internet_20_link" text:visited-style-name="Visited_20_Internet_20_Link"><text:span text:style-name="T5">Lehrgedicht</text:span></text:a><text:span text:style-name="T5"> in der Form der lateinischen </text:span><text:a xlink:type="simple" xlink:href="https://de.wikipedia.org/wiki/Hexameter" text:style-name="Internet_20_link" text:visited-style-name="Visited_20_Internet_20_Link"><text:span text:style-name="T5">Hexameter</text:span></text:a><text:span text:style-name="T5">. Es entstand Ende des 11. Jahrhunderts und galt im </text:span><text:a xlink:type="simple" xlink:href="https://de.wikipedia.org/wiki/Mittelalter" text:style-name="Internet_20_link" text:visited-style-name="Visited_20_Internet_20_Link"><text:span text:style-name="T5">Mittelalter</text:span></text:a><text:span text:style-name="T5"> im mitteleuropäischen Raum als Standardwerk der </text:span><text:a xlink:type="simple" xlink:href="https://de.wikipedia.org/wiki/Kräuterheilkunde" text:style-name="Internet_20_link" text:visited-style-name="Visited_20_Internet_20_Link"><text:span text:style-name="T5">Kräuterheilkunde</text:span></text:a><text:span text:style-name="T5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" svg:font-family="'Palatino Linotype'"/>
    <style:font-face style:name="Bitstream Vera Sans1" svg:font-family="'Bitstream Vera Sans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22:43:39.112073461</meta:creation-date>
    <meta:generator>LibreOffice/5.1.5.2$Linux_X86_64 LibreOffice_project/10m0$Build-2</meta:generator>
    <dc:date>2016-09-03T23:02:11.682745990</dc:date>
    <meta:editing-duration>PT17M39S</meta:editing-duration>
    <meta:editing-cycles>18</meta:editing-cycles>
    <meta:document-statistic meta:table-count="0" meta:image-count="0" meta:object-count="0" meta:page-count="2" meta:paragraph-count="31" meta:word-count="202" meta:character-count="1360" meta:non-whitespace-character-count="1173"/>
  </office:meta>
</office:document-meta>
</file>